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List_20_Paragraph" style:list-style-name="WWNum4">
      <style:text-properties officeooo:paragraph-rsid="0003c5bd"/>
    </style:style>
    <style:style style:name="P2" style:family="paragraph" style:parent-style-name="Standard">
      <style:text-properties fo:font-size="9pt" fo:font-weight="bold" officeooo:paragraph-rsid="0003c5bd" style:font-size-asian="9pt" style:font-weight-asian="bold" style:font-size-complex="9pt"/>
    </style:style>
    <style:style style:name="P3" style:family="paragraph" style:parent-style-name="Standard">
      <style:paragraph-properties fo:text-align="end" style:justify-single-word="false"/>
      <style:text-properties officeooo:paragraph-rsid="0003c5bd"/>
    </style:style>
    <style:style style:name="P4" style:family="paragraph" style:parent-style-name="Standard">
      <style:text-properties officeooo:paragraph-rsid="0003c5bd"/>
    </style:style>
    <style:style style:name="P5" style:family="paragraph" style:parent-style-name="Standard">
      <style:paragraph-properties fo:break-before="page"/>
      <style:text-properties officeooo:paragraph-rsid="0003c5bd"/>
    </style:style>
    <style:style style:name="P6" style:family="paragraph" style:parent-style-name="Standard">
      <style:paragraph-properties fo:margin-left="0.5in" fo:margin-right="0in" fo:text-indent="0in" style:auto-text-indent="false"/>
      <style:text-properties officeooo:paragraph-rsid="0003c5bd"/>
    </style:style>
    <style:style style:name="T1" style:family="text">
      <style:text-properties fo:font-weight="bold" style:font-weight-asian="bold"/>
    </style:style>
    <style:style style:name="T2" style:family="text">
      <style:text-properties fo:color="#d9d9d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Section C</text:span></text:p>
      <text:p text:style-name="P2"/>
      <text:p text:style-name="P4"><text:span text:style-name="T1">An analysis aiming to classify two types of lily based on characteristics of stem length, petal width and petal length. </text:span></text:p>
      <text:p text:style-name="P4"/>
      <text:p text:style-name="P4">The file "flowers.Rda" contains an R data frame called flowers. This contains 4 columns:</text:p>
      <text:p text:style-name="P4"/>
      <text:p text:style-name="P6"><text:span text:style-name="T1">petal.length</text:span> <text:tab/>stores petal length in cm</text:p>
      <text:p text:style-name="P6"><text:span text:style-name="T1">petal.width</text:span> <text:tab/>stores petal length in cm</text:p>
      <text:p text:style-name="P6"><text:span text:style-name="T1">stem.length</text:span> <text:tab/>stores petal length in cm</text:p>
      <text:p text:style-name="P6"><text:span text:style-name="T1">type </text:span><text:tab/><text:tab/>stores flower type as an integer: 0 for pink lily and 1 for yellow lily</text:p>
      <text:p text:style-name="P4"/>
      <text:p text:style-name="P4">Our aim is to build a model that can classify the flower type using the predictor variables.</text:p>
      <text:p text:style-name="P4"/>
      <text:p text:style-name="P4">1i) Load in the data to your R environment.</text:p>
      <text:p text:style-name="P4">(1 mark) </text:p>
      <text:p text:style-name="P4"/>
      <text:p text:style-name="P4">ii) Add a new column <text:span text:style-name="T1">type.factor</text:span> to the data frame that stores the flower type as a factor with appropriate level labels.</text:p>
      <text:p text:style-name="P4">(2 marks)</text:p>
      <text:p text:style-name="P4"/>
      <text:p text:style-name="P4">iii) Make three figures that show boxplots to illustrate how the distribution of petal width, petal length and stem length differ for the two types of flowers.</text:p>
      <text:p text:style-name="P4">(3 marks)</text:p>
      <text:p text:style-name="P4"/>
      <text:p text:style-name="P4">iv) Comment on which variable(s) seem most suited for discriminating between the two flower types.</text:p>
      <text:p text:style-name="P4">(1 mark)</text:p>
      <text:p text:style-name="P4"/>
      <text:p text:style-name="P4"/>
      <text:p text:style-name="P3"><text:span text:style-name="T2"><text:s/>7 marks</text:span></text:p>
      <text:p text:style-name="P3"><text:span text:style-name="T2">Total 77</text:span></text:p>
      <text:p text:style-name="P4"/>
      <text:p text:style-name="P4"/>
      <text:p text:style-name="P4"/>
      <text:p text:style-name="P5">v) Perform a t.test to check if we can reject the null hypothesis that the populations of the yellow and pink lily distributions have the same mean stem length.</text:p>
      <text:p text:style-name="P4">Comment on your results.</text:p>
      <text:p text:style-name="P4">(2 marks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) Make a scatter plot of petal length vs petal width, using different colours to distinguish the flower types. Label your plot axes appropriately. </text:p>
      <text:p text:style-name="P4">(4 marks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1">We will now perform logistic regression to classify the flowers using petal width and petal length as our predictors.</text:span></text:p>
      <text:p text:style-name="P4"/>
      <text:p text:style-name="P4">2i) Divide the data set into two data frames of equal length to create train and test data sets. </text:p>
      <text:p text:style-name="P4">Ensure that the split is randomised as the loaded data frame is ordered by flower type.</text:p>
      <text:p text:style-name="P4">(2 marks) </text:p>
      <text:p text:style-name="P4"/>
      <text:p text:style-name="P4">ii) Perform a Logistic regression on the <text:span text:style-name="T1">training</text:span> data to produce a fitted model that can classify the lily type based on petal width and length.</text:p>
      <text:p text:style-name="P4">(3 marks)</text:p>
      <text:p text:style-name="P4"/>
      <text:p text:style-name="P4">iii) Make a new column in the <text:span text:style-name="T1">test</text:span> data frame that stores the flower type predicted from the fit.</text:p>
      <text:p text:style-name="P4">(2 marks)</text:p>
      <text:p text:style-name="P4"/>
      <text:p text:style-name="P4">iv) Create the confusion matrix, that shows the result of the classification, in terms of the <text:s/>predicted and actual lily types on the <text:span text:style-name="T1">test</text:span> data.</text:p>
      <text:p text:style-name="P4">(2 marks)</text:p>
      <text:p text:style-name="P4"/>
      <text:p text:style-name="P4">v) Calculate the misclassification rate on the test data and on the training data.</text:p>
      <text:p text:style-name="P4"><text:s/>(3 marks)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1">We will now use the method of KNN to classify the flowers.</text:span></text:p>
      <text:p text:style-name="P4"/>
      <text:p text:style-name="P4">3i) Create the following data frames in preparation for performing KNN analysis:</text:p>
      <text:list xml:id="list4297528644615013403" text:style-name="WWNum4">
        <text:list-item>
          <text:p text:style-name="P1">marks)</text:p>
        </text:list-item>
      </text:list>
      <text:p text:style-name="P4"/>
      <text:p text:style-name="P4">- a dataframe containing all training rows, and columns for petal width and petal length only</text:p>
      <text:p text:style-name="P4"/>
      <text:p text:style-name="P4">- a dataframe containing all training rows, and factor column of petal type only</text:p>
      <text:p text:style-name="P4"/>
      <text:p text:style-name="P4">- a dataframe containing all test rows, columns for petal width and petal length only</text:p>
      <text:p text:style-name="P4"/>
      <text:p text:style-name="P4"/>
      <text:p text:style-name="P4">ii) Carry out KNN analysis using K=10 and store the resulting predictions.</text:p>
      <text:p text:style-name="P4">(3 marks)</text:p>
      <text:p text:style-name="P4"/>
      <text:p text:style-name="P4"/>
      <text:p text:style-name="P4">iii) Calculate the misclassification rate of the resulting predictions.</text:p>
      <text:p text:style-name="P4">(2 marks)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F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4">
      <text:list-level-style-number text:level="1" style:num-prefix="(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9:43:22.979924374</meta:creation-date>
    <dc:date>2019-07-30T19:43:47.685959386</dc:date>
    <meta:editing-duration>PT24S</meta:editing-duration>
    <meta:editing-cycles>1</meta:editing-cycles>
    <meta:document-statistic meta:table-count="0" meta:image-count="0" meta:object-count="0" meta:page-count="4" meta:paragraph-count="45" meta:word-count="477" meta:character-count="2709" meta:non-whitespace-character-count="2264"/>
    <meta:generator>LibreOffice/5.1.6.2$Linux_X86_64 LibreOffice_project/10m0$Build-2</meta:generator>
  </office:meta>
</office:document-meta>
</file>